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618cm" fo:min-width="3.56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073cm" fo:min-width="0.228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073cm" fo:min-width="0.228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073cm" fo:min-width="1.27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4.109cm" fo:min-width="8.873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568cm" fo:min-width="2.851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4.16cm" fo:min-width="5.845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775cm" fo:min-width="4.77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94cm" fo:min-width="0.344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641cm" fo:min-width="0.228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08cm" fo:min-width="0.228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2cm" fo:min-width="1.563cm" draw:shadow="hidden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12cm" fo:min-width="0.884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7.083cm" fo:min-width="9.719cm"/>
    </style:style>
    <style:style style:name="gr1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73cm" fo:min-width="0.838cm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000000" draw:marker-end="Triangle_20_unfilled" draw:textarea-vertical-align="middle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12cm" fo:min-width="1.345cm"/>
      <style:paragraph-properties style:writing-mode="lr-tb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02cm" fo:min-width="1.5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6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177cm" fo:min-width="0cm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418cm" fo:min-width="0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418cm" fo:min-width="0.395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417cm" fo:min-width="0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3.409cm" fo:min-width="11.433cm"/>
    </style:style>
    <style:style style:name="gr2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418cm" fo:min-width="0.175cm"/>
    </style:style>
    <style:style style:name="gr27" style:family="graphic" style:parent-style-name="standard">
      <style:graphic-properties draw:stroke="dash" draw:stroke-dash="Fine_20_Dashed" draw:marker-end="Triangle_20_unfilled" draw:textarea-vertical-align="middle"/>
    </style:style>
    <style:style style:name="gr28" style:family="graphic" style:parent-style-name="standard">
      <style:graphic-properties svg:stroke-color="#000000" draw:textarea-vertical-align="middle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2.905cm" fo:min-width="4.657cm"/>
    </style:style>
    <style:style style:name="gr3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684cm" fo:min-width="1.531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1.955cm" fo:min-width="2.673cm"/>
    </style:style>
    <style:style style:name="gr33" style:family="graphic" style:parent-style-name="objectwithoutfill">
      <style:graphic-properties draw:stroke="none" draw:fill="solid" draw:textarea-vertical-align="middle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3cm" fo:min-width="3.563cm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.149cm" fo:min-width="1.563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261cm" fo:min-width="1.273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6.896cm" fo:min-width="8.849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12cm" fo:min-width="0.227cm"/>
      <style:paragraph-properties style:writing-mode="lr-tb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2cm" fo:min-width="0.911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175cm" fo:min-width="0.531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0.144cm" fo:min-width="0.475cm"/>
      <style:paragraph-properties style:writing-mode="lr-tb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618cm" fo:min-width="5.021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61cm" fo:min-width="0.311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0.12cm" fo:min-width="1.563cm"/>
      <style:paragraph-properties style:writing-mode="lr-tb"/>
    </style:style>
    <style:style style:name="gr4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8.375cm" fo:min-width="12.332cm"/>
    </style:style>
    <style:style style:name="gr47" style:family="graphic" style:parent-style-name="objectwithoutfill">
      <style:graphic-properties draw:fill="solid" draw:textarea-vertical-align="middle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125cm" fo:min-width="0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cm"/>
    </style:style>
    <style:style style:name="gr50" style:family="graphic" style:parent-style-name="standard">
      <style:graphic-properties svg:stroke-color="#000000" draw:marker-end="Arrow" draw:textarea-vertical-align="middle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438cm" fo:min-width="0.638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0.296cm" fo:min-width="2.851cm"/>
      <style:paragraph-properties style:writing-mode="lr-tb"/>
    </style:style>
    <style:style style:name="gr5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57cm" fo:min-width="1.923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138cm" fo:min-width="0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 fo:min-height="0.159cm" fo:min-width="0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0.358cm" fo:min-width="0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66cm" fo:min-width="0.023cm"/>
    </style:style>
    <style:style style:name="gr58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407cm" fo:min-width="0.164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33cm" fo:min-width="1.899cm"/>
    </style:style>
    <style:style style:name="gr61" style:family="graphic" style:parent-style-name="standard">
      <style:graphic-properties draw:stroke="none" draw:fill="none" draw:textarea-horizontal-align="justify" draw:textarea-vertical-align="middle" draw:auto-grow-height="false" fo:min-height="1.982cm" fo:min-width="2.711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3.851cm" fo:min-width="11.829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 fo:min-height="0.125cm" fo:min-width="1.273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11.194cm" fo:min-width="16.089cm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066cm" fo:min-width="0cm"/>
    </style:style>
    <style:style style:name="gr6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96cm" fo:min-width="0.782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justify" draw:textarea-vertical-align="middle" draw:auto-grow-height="false" fo:min-height="10.321cm" fo:min-width="14.21cm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0.156cm" fo:min-width="0.172cm"/>
    </style:style>
    <style:style style:name="gr7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4cm" fo:min-width="0.49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7.083cm" fo:min-width="15.573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0.438cm" fo:min-width="1.669cm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715cm" fo:min-width="0.452cm"/>
      <style:paragraph-properties style:writing-mode="lr-tb"/>
    </style:style>
    <style:style style:name="gr74" style:family="graphic" style:parent-style-name="objectwithoutfill">
      <style:graphic-properties draw:stroke="dash" draw:stroke-dash="Fine_20_Dashed" svg:stroke-color="#000000" draw:marker-end="Triangle_20_unfilled" draw:marker-end-width="0.3cm" draw:fill="solid" draw:textarea-vertical-align="middle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94cm" fo:min-width="0.34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style:font-name="Arial" fo:font-size="10pt" style:font-size-asian="10pt" style:font-size-complex="1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3cm" svg:height="3.868cm" svg:x="26.317cm" svg:y="18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728cm" svg:height="1.323cm" svg:x="23.884cm" svg:y="19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728cm" svg:height="1.323cm" svg:x="31.404cm" svg:y="19.472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773cm" svg:height="1.323cm" svg:x="31.379cm" svg:y="20.914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612cm" svg:y1="20.122cm" svg:x2="31.404cm" svg:y2="20.133cm" draw:start-shape="id1" draw:start-glue-point="1" draw:end-shape="id2" draw:end-glue-point="3" svg:d="M24612 20122h3396v11h3396" svg:viewBox="0 0 6793 12">
          <text:p/>
        </draw:connector>
        <draw:custom-shape draw:style-name="gr2" draw:text-style-name="P2" xml:id="id4" draw:id="id4" draw:layer="layout" svg:width="0.728cm" svg:height="1.323cm" svg:x="23.782cm" svg:y="20.9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1.379cm" svg:y1="21.575cm" svg:x2="24.51cm" svg:y2="21.591cm" draw:start-shape="id3" draw:start-glue-point="3" draw:end-shape="id4" draw:end-glue-point="1" svg:d="M31379 21575h-3435v16h-3434" svg:viewBox="0 0 6870 17">
          <text:p/>
        </draw:connector>
        <draw:custom-shape draw:style-name="gr6" draw:text-style-name="P2" draw:layer="layout" svg:width="9.373cm" svg:height="4.359cm" svg:x="24.022cm" svg:y="18.6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3cm" svg:height="3.868cm" svg:x="36.901cm" svg:y="18.9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51cm" svg:height="0.818cm" svg:x="36.429cm" svg:y="21.831cm">
          <text:p text:style-name="P3"><text:span text:style-name="T1">Bac</text:span><text:span text:style-name="T1">ktra</text:span><text:span text:style-name="T1">ck</text:span></text:p>
          <text:p text:style-name="P3"><text:span text:style-name="T1">(Suc</text:span><text:span text:style-name="T1">cess, </text:span><text:span text:style-name="T1">Fail, </text:span><text:span text:style-name="T1">Ter</text:span><text:span text:style-name="T1">min</text:span><text:span text:style-name="T1">ate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345cm" svg:height="4.41cm" svg:x="35.054cm" svg:y="18.7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278cm" svg:height="5.025cm" svg:x="31.653cm" svg:y="31.5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1.686cm" svg:height="1.686cm" svg:x="32.103cm" svg:y="34.534cm">
          <text:p text:style-name="P3"><text:span text:style-name="T1">Clos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9" draw:id="id9" draw:layer="layout" svg:width="0.728cm" svg:height="0.891cm" svg:x="29.959cm" svg:y="32.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0.728cm" svg:height="0.558cm" svg:x="38.883cm" svg:y="32.449cm">
          <text:p text:style-name="P3"><text:span text:style-name="T1">Exi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6.008cm" svg:y1="32.748cm" svg:x2="38.883cm" svg:y2="32.728cm" draw:start-shape="id5" draw:start-glue-point="1" draw:end-shape="id6" svg:d="M36008 32748h1438v-20h1437" svg:viewBox="0 0 2876 21">
          <text:p/>
        </draw:connector>
        <draw:custom-shape draw:style-name="gr13" draw:text-style-name="P7" draw:layer="layout" svg:width="2.063cm" svg:height="0.37cm" svg:x="36.256cm" svg:y="32.301cm">
          <text:p text:style-name="P3"><text:span text:style-name="T1">Success =&gt;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5.439cm" svg:y1="33.092cm" svg:x2="33.789cm" svg:y2="35.377cm" draw:start-shape="id5" draw:start-glue-point="2" draw:end-shape="id7" draw:end-glue-point="7" svg:d="M35439 33092v2285h-1650" svg:viewBox="0 0 1651 2286">
          <text:p/>
        </draw:connector>
        <draw:custom-shape draw:style-name="gr4" draw:text-style-name="P4" xml:id="id8" draw:id="id8" draw:layer="layout" svg:width="1.773cm" svg:height="1.323cm" svg:x="38.024cm" svg:y="34.731cm">
          <text:p text:style-name="P3"><text:span text:style-name="T1">Backtra</text:span><text:span text:style-name="T1">c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8.024cm" svg:y1="35.392cm" svg:x2="33.789cm" svg:y2="35.377cm" draw:start-shape="id8" draw:start-glue-point="3" draw:end-shape="id7" draw:end-glue-point="7" svg:d="M38024 35392h-2117v-15h-2118" svg:viewBox="0 0 4236 16">
          <text:p/>
        </draw:connector>
        <draw:custom-shape draw:style-name="gr14" draw:text-style-name="P4" draw:layer="layout" svg:width="1.384cm" svg:height="0.37cm" draw:transform="rotate (-1.5707963267949) translate (35.87cm 33.431cm)">
          <text:p text:style-name="P3"><text:span text:style-name="T1">Fail =&gt;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687cm" svg:y1="32.725cm" svg:x2="34.87cm" svg:y2="32.748cm" draw:start-shape="id9" draw:start-glue-point="1" draw:end-shape="id5" draw:end-glue-point="3" svg:d="M30687 32725h2091v23h2092" svg:viewBox="0 0 4184 24">
          <text:p/>
        </draw:connector>
        <draw:custom-shape draw:style-name="gr2" draw:text-style-name="P2" xml:id="id10" draw:id="id10" draw:layer="layout" svg:width="0.728cm" svg:height="1.323cm" svg:x="29.773cm" svg:y="34.7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2.103cm" svg:y1="35.377cm" svg:x2="30.501cm" svg:y2="35.381cm" draw:start-shape="id7" draw:start-glue-point="5" draw:end-shape="id10" draw:end-glue-point="1" svg:d="M32103 35377h-801v4h-801" svg:viewBox="0 0 1603 5">
          <text:p/>
        </draw:connector>
        <draw:custom-shape draw:style-name="gr15" draw:text-style-name="P2" draw:layer="layout" svg:width="10.219cm" svg:height="7.333cm" svg:x="30.046cm" svg:y="31.25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4" xml:id="id11" draw:id="id11" draw:layer="layout" svg:width="1.338cm" svg:height="1.323cm" svg:x="32.272cm" svg:y="37.087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32.946cm" svg:y1="36.22cm" svg:x2="32.941cm" svg:y2="37.087cm" draw:start-shape="id7" draw:start-glue-point="6" draw:end-shape="id11" draw:end-glue-point="0" svg:d="M32946 36220v434h-5v433" svg:viewBox="0 0 6 868">
          <text:p/>
        </draw:connector>
        <draw:custom-shape draw:style-name="gr18" draw:text-style-name="P4" draw:layer="layout" svg:width="1.845cm" svg:height="0.37cm" draw:transform="rotate (1.5707963267949) translate (32.561cm 34.601cm)">
          <text:p text:style-name="P3"><text:span text:style-name="T1">Repeat =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28cm" svg:height="1.323cm" svg:x="22.69cm" svg:y="19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28cm" svg:height="1.323cm" svg:x="22.663cm" svg:y="21.1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5cm" svg:height="1.952cm" svg:x="24.228cm" svg:y="2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12" draw:id="id12" draw:layer="layout" svg:width="0.818cm" svg:height="0.818cm" svg:x="25.256cm" svg:y="3.112cm">
          <text:p text:style-name="P3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15" draw:id="id15" draw:layer="layout" svg:width="0.851cm" svg:height="0.851cm" svg:x="24.455cm" svg:y="3.83cm">
          <text:p text:style-name="P3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" xml:id="id14" draw:id="id14" draw:layer="layout" svg:width="0.367cm" svg:height="0.668cm" svg:x="22.693cm" svg:y="3.18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6.074cm" svg:y1="3.521cm" svg:x2="27.918cm" svg:y2="3.539cm" draw:start-shape="id12" draw:start-glue-point="7" draw:end-shape="id13" draw:end-glue-point="5" svg:d="M26074 3521h923v18h921" svg:viewBox="0 0 1845 19">
          <text:p/>
        </draw:connector>
        <draw:custom-shape draw:style-name="gr23" draw:text-style-name="P9" draw:layer="layout" svg:width="0.895cm" svg:height="0.668cm" svg:x="27.443cm" svg:y="3.91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06cm" svg:y1="3.516cm" svg:x2="25.256cm" svg:y2="3.521cm" draw:start-shape="id14" draw:start-glue-point="1" draw:end-shape="id12" draw:end-glue-point="5" svg:d="M23060 3516h1097v5h1099" svg:viewBox="0 0 2197 6">
          <text:p/>
        </draw:connector>
        <draw:custom-shape draw:style-name="gr24" draw:text-style-name="P2" xml:id="id16" draw:id="id16" draw:layer="layout" svg:width="0.367cm" svg:height="0.667cm" svg:x="22.679cm" svg:y="3.924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455cm" svg:y1="4.255cm" svg:x2="23.046cm" svg:y2="4.257cm" draw:start-shape="id15" draw:start-glue-point="5" draw:end-shape="id16" draw:end-glue-point="1" svg:d="M24455 4255h-706v2h-703" svg:viewBox="0 0 1410 3">
          <text:p/>
        </draw:connector>
        <draw:custom-shape draw:style-name="gr25" draw:text-style-name="P2" draw:layer="layout" svg:width="11.933cm" svg:height="3.659cm" svg:x="22.833cm" svg:y="2.4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7" draw:id="id17" draw:layer="layout" svg:width="0.675cm" svg:height="0.668cm" svg:x="24.54cm" svg:y="5.118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4.88cm" svg:y1="4.681cm" svg:x2="24.877cm" svg:y2="5.118cm" draw:start-shape="id15" draw:start-glue-point="6" draw:end-shape="id17" draw:end-glue-point="0" svg:d="M24880 4681v218h-3v219" svg:viewBox="0 0 4 438">
          <text:p/>
        </draw:connector>
        <draw:connector draw:style-name="gr28" draw:text-style-name="P3" draw:layer="layout" svg:x1="24.88cm" svg:y1="3.83cm" svg:x2="25.256cm" svg:y2="3.521cm" draw:start-shape="id15" draw:start-glue-point="4" draw:end-shape="id12" draw:end-glue-point="5" svg:d="M24880 3830v-309h376" svg:viewBox="0 0 377 310">
          <text:p/>
        </draw:connector>
        <draw:custom-shape draw:style-name="gr19" draw:text-style-name="P1" draw:layer="layout" svg:width="2.05cm" svg:height="1.952cm" svg:x="24.228cm" svg:y="2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18" draw:id="id18" draw:layer="layout" svg:width="0.818cm" svg:height="0.818cm" svg:x="25.256cm" svg:y="3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20" draw:id="id20" draw:layer="layout" svg:width="0.851cm" svg:height="0.851cm" svg:x="24.455cm" svg:y="3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6.074cm" svg:y1="3.522cm" svg:x2="27.918cm" svg:y2="3.539cm" draw:start-shape="id18" draw:start-glue-point="7" draw:end-shape="id13" draw:end-glue-point="5" svg:d="M26074 3522h923v17h921" svg:viewBox="0 0 1845 18">
          <text:p/>
        </draw:connector>
        <draw:connector draw:style-name="gr5" draw:text-style-name="P5" draw:layer="layout" svg:x1="27.117cm" svg:y1="4.273cm" svg:x2="25.306cm" svg:y2="4.256cm" draw:start-shape="id19" draw:start-glue-point="5" draw:end-shape="id20" draw:end-glue-point="7" svg:d="M27117 4273h-906v-17h-905" svg:viewBox="0 0 1812 18">
          <text:p/>
        </draw:connector>
        <draw:connector draw:style-name="gr5" draw:text-style-name="P5" draw:layer="layout" svg:x1="23.06cm" svg:y1="3.517cm" svg:x2="25.256cm" svg:y2="3.522cm" draw:end-shape="id18" draw:end-glue-point="5" svg:d="M23060 3517h848v5h1348" svg:viewBox="0 0 2197 6">
          <text:p/>
        </draw:connector>
        <draw:connector draw:style-name="gr5" draw:text-style-name="P5" draw:layer="layout" svg:x1="24.455cm" svg:y1="4.256cm" svg:x2="23.046cm" svg:y2="4.258cm" draw:start-shape="id20" draw:start-glue-point="5" svg:d="M24455 4256h-955v2h-454" svg:viewBox="0 0 1410 3">
          <text:p/>
        </draw:connector>
        <draw:custom-shape draw:style-name="gr26" draw:text-style-name="P9" xml:id="id21" draw:id="id21" draw:layer="layout" svg:width="0.675cm" svg:height="0.668cm" svg:x="24.54cm" svg:y="5.119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4.88cm" svg:y1="4.682cm" svg:x2="24.877cm" svg:y2="5.119cm" draw:start-shape="id20" draw:start-glue-point="6" draw:end-shape="id21" draw:end-glue-point="0" svg:d="M24880 4682v218h-3v219" svg:viewBox="0 0 4 438">
          <text:p/>
        </draw:connector>
        <draw:connector draw:style-name="gr28" draw:text-style-name="P3" draw:layer="layout" svg:x1="24.88cm" svg:y1="3.831cm" svg:x2="25.256cm" svg:y2="3.522cm" draw:start-shape="id20" draw:start-glue-point="4" draw:end-shape="id18" draw:end-glue-point="5" svg:d="M24880 3831v-309h376" svg:viewBox="0 0 377 310">
          <text:p/>
        </draw:connector>
        <draw:custom-shape draw:style-name="gr19" draw:text-style-name="P1" draw:layer="layout" svg:width="2.05cm" svg:height="1.952cm" svg:x="26.89cm" svg:y="2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24" draw:id="id24" draw:layer="layout" svg:width="0.818cm" svg:height="0.818cm" svg:x="27.918cm" svg:y="3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22" draw:id="id22" draw:layer="layout" svg:width="0.851cm" svg:height="0.851cm" svg:x="27.117cm" svg:y="3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9" draw:layer="layout" svg:width="0.367cm" svg:height="0.667cm" svg:x="30.118cm" svg:y="3.2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5.157cm" svg:height="3.155cm" svg:x="33.234cm" svg:y="12.3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23" draw:id="id23" draw:layer="layout" svg:width="0.675cm" svg:height="0.668cm" svg:x="27.202cm" svg:y="5.135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7.542cm" svg:y1="4.698cm" svg:x2="27.539cm" svg:y2="5.135cm" draw:start-shape="id22" draw:start-glue-point="6" draw:end-shape="id23" draw:end-glue-point="0" svg:d="M27542 4698v218h-3v219" svg:viewBox="0 0 4 438">
          <text:p/>
        </draw:connector>
        <draw:connector draw:style-name="gr28" draw:text-style-name="P3" draw:layer="layout" svg:x1="27.542cm" svg:y1="3.847cm" svg:x2="27.918cm" svg:y2="3.538cm" draw:start-shape="id22" draw:start-glue-point="4" draw:end-shape="id24" draw:end-glue-point="5" svg:d="M27542 3847v-309h376" svg:viewBox="0 0 377 310">
          <text:p/>
        </draw:connector>
        <draw:custom-shape draw:style-name="gr19" draw:text-style-name="P1" draw:layer="layout" svg:width="2.05cm" svg:height="1.952cm" svg:x="26.89cm" svg:y="2.9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13" draw:id="id13" draw:layer="layout" svg:width="0.818cm" svg:height="0.818cm" svg:x="27.918cm" svg:y="3.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19" draw:id="id19" draw:layer="layout" svg:width="0.851cm" svg:height="0.851cm" svg:x="27.117cm" svg:y="3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8.736cm" svg:y1="3.539cm" svg:x2="30.635cm" svg:y2="3.557cm" draw:start-shape="id13" draw:start-glue-point="7" draw:end-shape="id25" draw:end-glue-point="5" svg:d="M28736 3539h950v18h949" svg:viewBox="0 0 1900 19">
          <text:p/>
        </draw:connector>
        <draw:connector draw:style-name="gr5" draw:text-style-name="P5" draw:layer="layout" svg:x1="30.105cm" svg:y1="4.267cm" svg:x2="27.968cm" svg:y2="4.273cm" draw:end-shape="id19" draw:end-glue-point="7" svg:d="M30105 4267h-818v6h-1319" svg:viewBox="0 0 2138 7">
          <text:p/>
        </draw:connector>
        <draw:custom-shape draw:style-name="gr26" draw:text-style-name="P9" xml:id="id26" draw:id="id26" draw:layer="layout" svg:width="0.675cm" svg:height="0.668cm" svg:x="27.202cm" svg:y="5.136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7.542cm" svg:y1="4.699cm" svg:x2="27.539cm" svg:y2="5.136cm" draw:start-shape="id19" draw:start-glue-point="6" draw:end-shape="id26" draw:end-glue-point="0" svg:d="M27542 4699v218h-3v219" svg:viewBox="0 0 4 438">
          <text:p/>
        </draw:connector>
        <draw:connector draw:style-name="gr28" draw:text-style-name="P3" draw:layer="layout" svg:x1="27.542cm" svg:y1="3.848cm" svg:x2="27.918cm" svg:y2="3.539cm" draw:start-shape="id19" draw:start-glue-point="4" draw:end-shape="id13" draw:end-glue-point="5" svg:d="M27542 3848v-309h376" svg:viewBox="0 0 377 310">
          <text:p/>
        </draw:connector>
        <draw:custom-shape draw:style-name="gr23" draw:text-style-name="P9" draw:layer="layout" svg:width="0.895cm" svg:height="0.668cm" svg:x="30.16cm" svg:y="3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5cm" svg:height="1.952cm" svg:x="29.607cm" svg:y="2.9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0.818cm" svg:height="0.818cm" svg:x="30.635cm" svg:y="3.1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27" draw:id="id27" draw:layer="layout" svg:width="0.851cm" svg:height="0.851cm" svg:x="29.834cm" svg:y="3.8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9" draw:layer="layout" svg:width="0.367cm" svg:height="0.667cm" svg:x="32.835cm" svg:y="3.2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28" draw:id="id28" draw:layer="layout" svg:width="0.675cm" svg:height="0.668cm" svg:x="29.919cm" svg:y="5.153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0.259cm" svg:y1="4.716cm" svg:x2="30.256cm" svg:y2="5.153cm" draw:start-shape="id27" draw:start-glue-point="6" draw:end-shape="id28" draw:end-glue-point="0" svg:d="M30259 4716v218h-3v219" svg:viewBox="0 0 4 438">
          <text:p/>
        </draw:connector>
        <draw:connector draw:style-name="gr28" draw:text-style-name="P3" draw:layer="layout" svg:x1="30.259cm" svg:y1="3.865cm" svg:x2="30.635cm" svg:y2="3.556cm" draw:start-shape="id27" draw:start-glue-point="4" draw:end-shape="id29" draw:end-glue-point="5" svg:d="M30259 3865v-309h376" svg:viewBox="0 0 377 310">
          <text:p/>
        </draw:connector>
        <draw:custom-shape draw:style-name="gr19" draw:text-style-name="P1" draw:layer="layout" svg:width="2.05cm" svg:height="1.952cm" svg:x="29.607cm" svg:y="2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25" draw:id="id25" draw:layer="layout" svg:width="0.818cm" svg:height="0.818cm" svg:x="30.635cm" svg:y="3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31" draw:id="id31" draw:layer="layout" svg:width="0.851cm" svg:height="0.851cm" svg:x="29.834cm" svg:y="3.8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9" draw:layer="layout" svg:width="0.367cm" svg:height="0.667cm" svg:x="32.835cm" svg:y="3.224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3.76cm" svg:y1="4.3cm" svg:x2="30.685cm" svg:y2="4.291cm" draw:start-shape="id30" draw:start-glue-point="3" draw:end-shape="id31" draw:end-glue-point="7" svg:d="M33760 4300h-1537v-9h-1538" svg:viewBox="0 0 3076 10">
          <text:p/>
        </draw:connector>
        <draw:custom-shape draw:style-name="gr26" draw:text-style-name="P9" xml:id="id32" draw:id="id32" draw:layer="layout" svg:width="0.675cm" svg:height="0.668cm" svg:x="29.919cm" svg:y="5.154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0.259cm" svg:y1="4.717cm" svg:x2="30.256cm" svg:y2="5.154cm" draw:start-shape="id31" draw:start-glue-point="6" draw:end-shape="id32" draw:end-glue-point="0" svg:d="M30259 4717v218h-3v219" svg:viewBox="0 0 4 438">
          <text:p/>
        </draw:connector>
        <draw:connector draw:style-name="gr28" draw:text-style-name="P3" draw:layer="layout" svg:x1="30.259cm" svg:y1="3.866cm" svg:x2="30.635cm" svg:y2="3.557cm" draw:start-shape="id31" draw:start-glue-point="4" draw:end-shape="id25" draw:end-glue-point="5" svg:d="M30259 3866v-309h376" svg:viewBox="0 0 377 310">
          <text:p/>
        </draw:connector>
        <draw:custom-shape draw:style-name="gr30" draw:text-style-name="P1" draw:layer="layout" svg:width="2.031cm" svg:height="1.934cm" svg:x="32.295cm" svg:y="2.95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33.76cm" svg:y1="3.559cm" svg:x2="33.774cm" svg:y2="4.3cm">
          <text:p/>
        </draw:line>
        <draw:line draw:style-name="gr31" draw:text-style-name="P5" draw:layer="layout" svg:x1="33.761cm" svg:y1="3.558cm" svg:x2="31.424cm" svg:y2="3.558cm">
          <text:p/>
        </draw:line>
        <draw:custom-shape draw:style-name="gr32" draw:text-style-name="P2" draw:layer="layout" svg:width="3.173cm" svg:height="2.205cm" svg:x="31.305cm" svg:y="2.919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25.664cm" svg:y1="3.929cm" svg:x2="25.651cm" svg:y2="4.247cm">
          <text:p/>
        </draw:line>
        <draw:line draw:style-name="gr31" draw:text-style-name="P5" draw:layer="layout" svg:x1="28.324cm" svg:y1="3.955cm" svg:x2="28.311cm" svg:y2="4.273cm">
          <text:p/>
        </draw:line>
        <draw:line draw:style-name="gr31" draw:text-style-name="P5" draw:layer="layout" svg:x1="31.05cm" svg:y1="3.969cm" svg:x2="31.037cm" svg:y2="4.287cm">
          <text:p/>
        </draw:line>
        <draw:line draw:style-name="gr33" draw:text-style-name="P5" xml:id="id30" draw:id="id30" draw:layer="layout" svg:x1="33.76cm" svg:y1="3.546cm" svg:x2="33.787cm" svg:y2="5.054cm">
          <text:p/>
        </draw:line>
        <draw:custom-shape draw:style-name="gr34" draw:text-style-name="P1" draw:layer="layout" svg:width="4.063cm" svg:height="6.55cm" svg:x="27.189cm" svg:y="-11.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8" draw:id="id38" draw:layer="layout" svg:width="1.686cm" svg:height="1.686cm" svg:x="27.604cm" svg:y="-7.05cm">
          <text:p text:style-name="P3"><text:span text:style-name="T1">Clos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7" draw:id="id37" draw:layer="layout" svg:width="0.728cm" svg:height="1.323cm" svg:x="25.336cm" svg:y="-10.9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0.728cm" svg:height="1.323cm" svg:x="33.585cm" svg:y="-10.968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62cm" svg:y1="-10.311cm" svg:x2="33.585cm" svg:y2="-10.307cm" draw:start-shape="id33" draw:start-glue-point="1" draw:end-shape="id34" svg:d="M30620-10311h1483v4h1482" svg:viewBox="0 0 2966 5">
          <text:p/>
        </draw:connector>
        <draw:custom-shape draw:style-name="gr35" draw:text-style-name="P4" draw:layer="layout" svg:width="2.063cm" svg:height="0.399cm" svg:x="30.914cm" svg:y="-10.772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051cm" svg:y1="-9.967cm" svg:x2="30.052cm" svg:y2="-8.008cm" draw:start-shape="id33" draw:start-glue-point="2" draw:end-shape="id35" draw:end-glue-point="0" svg:d="M30051-9967v980h1v979" svg:viewBox="0 0 2 1960">
          <text:p/>
        </draw:connector>
        <draw:custom-shape draw:style-name="gr36" draw:text-style-name="P4" xml:id="id36" draw:id="id36" draw:layer="layout" svg:width="1.773cm" svg:height="0.511cm" svg:x="33.26cm" svg:y="-9.526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1.501cm" svg:x1="33.26cm" svg:y1="-9.271cm" svg:x2="29.29cm" svg:y2="-6.207cm" draw:start-shape="id36" draw:start-glue-point="3" svg:d="M33260-9271h-734v3064h-3236" svg:viewBox="0 0 3971 3065">
          <text:p/>
        </draw:connector>
        <draw:connector draw:style-name="gr5" draw:text-style-name="P5" draw:layer="layout" svg:x1="26.064cm" svg:y1="-10.318cm" svg:x2="29.482cm" svg:y2="-10.311cm" draw:start-shape="id37" draw:start-glue-point="1" draw:end-shape="id33" draw:end-glue-point="3" svg:d="M26064-10318h1709v7h1709" svg:viewBox="0 0 3419 8">
          <text:p/>
        </draw:connector>
        <draw:custom-shape draw:style-name="gr2" draw:text-style-name="P2" xml:id="id39" draw:id="id39" draw:layer="layout" svg:width="0.728cm" svg:height="1.323cm" svg:x="25.255cm" svg:y="-10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7.604cm" svg:y1="-6.207cm" svg:x2="25.983cm" svg:y2="-9.36cm" draw:start-shape="id38" draw:start-glue-point="5" draw:end-shape="id39" draw:end-glue-point="1" svg:d="M27604-6207h-811v-3153h-810" svg:viewBox="0 0 1622 3154">
          <text:p/>
        </draw:connector>
        <draw:custom-shape draw:style-name="gr37" draw:text-style-name="P2" draw:layer="layout" svg:width="9.349cm" svg:height="7.146cm" svg:x="25.752cm" svg:y="-11.873cm">
          <text:p/>
          <draw:enhanced-geometry svg:viewBox="0 0 21600 21600" draw:type="rectangle" draw:enhanced-path="M 0 0 L 21600 0 21600 21600 0 21600 0 0 Z N"/>
        </draw:custom-shape>
        <draw:connector draw:style-name="gr28" draw:text-style-name="P3" draw:layer="layout" svg:x1="28.447cm" svg:y1="-7.05cm" svg:x2="29.482cm" svg:y2="-10.311cm" draw:start-shape="id38" draw:start-glue-point="4" draw:end-shape="id33" draw:end-glue-point="3" svg:d="M28447-7050v-3261h1035" svg:viewBox="0 0 1036 3262">
          <text:p/>
        </draw:connector>
        <draw:custom-shape draw:style-name="gr38" draw:text-style-name="P4" draw:layer="layout" svg:width="0.727cm" svg:height="0.37cm" draw:transform="rotate (1.5707963267949) translate (28.015cm -8.24cm)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052cm" svg:y1="-7.32cm" svg:x2="29.29cm" svg:y2="-6.207cm" draw:start-shape="id35" draw:start-glue-point="2" draw:end-shape="id38" draw:end-glue-point="7" svg:d="M30052-7320v1113h-762" svg:viewBox="0 0 763 1114">
          <text:p/>
        </draw:connector>
        <draw:connector draw:style-name="gr5" draw:text-style-name="P5" draw:layer="layout" draw:line-skew="0.086cm" svg:x1="30.621cm" svg:y1="-7.664cm" svg:x2="33.585cm" svg:y2="-10.307cm" draw:start-shape="id35" draw:start-glue-point="1" draw:end-shape="id34" draw:end-glue-point="3" svg:d="M30621-7664h1569v-2643h1395" svg:viewBox="0 0 2965 2644">
          <text:p/>
        </draw:connector>
        <draw:custom-shape draw:style-name="gr39" draw:text-style-name="P7" draw:layer="layout" svg:width="1.411cm" svg:height="0.37cm" svg:x="30.709cm" svg:y="-8.092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031cm" svg:height="0.425cm" draw:transform="rotate (-1.5707963267949) translate (30.466cm -7.268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975cm" svg:height="0.394cm" draw:transform="rotate (-1.5707963267949) translate (30.453cm -9.689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5cm" svg:height="1.952cm" svg:x="31.294cm" svg:y="8.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40" draw:id="id40" draw:layer="layout" svg:width="0.818cm" svg:height="0.818cm" svg:x="32.322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42" draw:id="id42" draw:layer="layout" svg:width="0.851cm" svg:height="0.851cm" svg:x="31.521cm" svg:y="9.1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33.14cm" svg:y1="8.812cm" svg:x2="34.984cm" svg:y2="8.83cm" draw:start-shape="id40" draw:start-glue-point="7" draw:end-shape="id41" draw:end-glue-point="5" svg:d="M33140 8812h923v18h921" svg:viewBox="0 0 1845 19">
          <text:p/>
        </draw:connector>
        <draw:custom-shape draw:style-name="gr23" draw:text-style-name="P9" draw:layer="layout" svg:width="0.895cm" svg:height="0.668cm" svg:x="34.509cm" svg:y="9.2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367cm" svg:height="0.667cm" svg:x="29.745cm" svg:y="9.2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43" draw:id="id43" draw:layer="layout" svg:width="0.675cm" svg:height="0.668cm" svg:x="31.606cm" svg:y="10.409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1.946cm" svg:y1="9.972cm" svg:x2="31.943cm" svg:y2="10.409cm" draw:start-shape="id42" draw:start-glue-point="6" draw:end-shape="id43" draw:end-glue-point="0" svg:d="M31946 9972v218h-3v219" svg:viewBox="0 0 4 438">
          <text:p/>
        </draw:connector>
        <draw:connector draw:style-name="gr28" draw:text-style-name="P3" draw:layer="layout" svg:x1="31.946cm" svg:y1="9.121cm" svg:x2="32.322cm" svg:y2="8.812cm" draw:start-shape="id42" draw:start-glue-point="4" draw:end-shape="id40" draw:end-glue-point="5" svg:d="M31946 9121v-309h376" svg:viewBox="0 0 377 310">
          <text:p/>
        </draw:connector>
        <draw:custom-shape draw:style-name="gr19" draw:text-style-name="P1" draw:layer="layout" svg:width="2.05cm" svg:height="1.952cm" svg:x="31.294cm" svg:y="8.1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44" draw:id="id44" draw:layer="layout" svg:width="0.818cm" svg:height="0.818cm" svg:x="32.322cm" svg:y="8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46" draw:id="id46" draw:layer="layout" svg:width="0.851cm" svg:height="0.851cm" svg:x="31.521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33.14cm" svg:y1="8.813cm" svg:x2="34.984cm" svg:y2="8.83cm" draw:start-shape="id44" draw:start-glue-point="7" draw:end-shape="id41" draw:end-glue-point="5" svg:d="M33140 8813h923v17h921" svg:viewBox="0 0 1845 18">
          <text:p/>
        </draw:connector>
        <draw:connector draw:style-name="gr5" draw:text-style-name="P5" draw:layer="layout" svg:x1="34.183cm" svg:y1="9.564cm" svg:x2="32.372cm" svg:y2="9.547cm" draw:start-shape="id45" draw:start-glue-point="5" draw:end-shape="id46" draw:end-glue-point="7" svg:d="M34183 9564h-906v-17h-905" svg:viewBox="0 0 1812 18">
          <text:p/>
        </draw:connector>
        <draw:connector draw:style-name="gr5" draw:text-style-name="P5" draw:layer="layout" svg:x1="30.126cm" svg:y1="8.808cm" svg:x2="32.322cm" svg:y2="8.813cm" draw:end-shape="id44" draw:end-glue-point="5" svg:d="M30126 8808h848v5h1348" svg:viewBox="0 0 2197 6">
          <text:p/>
        </draw:connector>
        <draw:connector draw:style-name="gr5" draw:text-style-name="P5" draw:layer="layout" draw:line-skew="0.524cm" svg:x1="31.521cm" svg:y1="9.547cm" svg:x2="28.736cm" svg:y2="14.922cm" draw:start-shape="id46" draw:start-glue-point="5" draw:end-shape="id47" draw:end-glue-point="7" svg:d="M31521 9547h-868v5375h-1917" svg:viewBox="0 0 2786 5376">
          <text:p/>
        </draw:connector>
        <draw:custom-shape draw:style-name="gr26" draw:text-style-name="P9" xml:id="id48" draw:id="id48" draw:layer="layout" svg:width="0.675cm" svg:height="0.668cm" svg:x="31.606cm" svg:y="10.41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1.946cm" svg:y1="9.973cm" svg:x2="31.943cm" svg:y2="10.41cm" draw:start-shape="id46" draw:start-glue-point="6" draw:end-shape="id48" draw:end-glue-point="0" svg:d="M31946 9973v218h-3v219" svg:viewBox="0 0 4 438">
          <text:p/>
        </draw:connector>
        <draw:connector draw:style-name="gr28" draw:text-style-name="P3" draw:layer="layout" svg:x1="31.946cm" svg:y1="9.122cm" svg:x2="32.322cm" svg:y2="8.813cm" draw:start-shape="id46" draw:start-glue-point="4" draw:end-shape="id44" draw:end-glue-point="5" svg:d="M31946 9122v-309h376" svg:viewBox="0 0 377 310">
          <text:p/>
        </draw:connector>
        <draw:custom-shape draw:style-name="gr19" draw:text-style-name="P1" draw:layer="layout" svg:width="2.05cm" svg:height="1.952cm" svg:x="33.956cm" svg:y="8.1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51" draw:id="id51" draw:layer="layout" svg:width="0.818cm" svg:height="0.818cm" svg:x="34.984cm" svg:y="8.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49" draw:id="id49" draw:layer="layout" svg:width="0.851cm" svg:height="0.851cm" svg:x="34.183cm" svg:y="9.1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xml:id="id50" draw:id="id50" draw:layer="layout" svg:width="0.675cm" svg:height="0.668cm" svg:x="34.268cm" svg:y="10.426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4.608cm" svg:y1="9.989cm" svg:x2="34.605cm" svg:y2="10.426cm" draw:start-shape="id49" draw:start-glue-point="6" draw:end-shape="id50" draw:end-glue-point="0" svg:d="M34608 9989v218h-3v219" svg:viewBox="0 0 4 438">
          <text:p/>
        </draw:connector>
        <draw:connector draw:style-name="gr28" draw:text-style-name="P3" draw:layer="layout" svg:x1="34.608cm" svg:y1="9.138cm" svg:x2="34.984cm" svg:y2="8.829cm" draw:start-shape="id49" draw:start-glue-point="4" draw:end-shape="id51" draw:end-glue-point="5" svg:d="M34608 9138v-309h376" svg:viewBox="0 0 377 310">
          <text:p/>
        </draw:connector>
        <draw:custom-shape draw:style-name="gr19" draw:text-style-name="P1" draw:layer="layout" svg:width="2.05cm" svg:height="1.952cm" svg:x="33.956cm" svg:y="8.1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41" draw:id="id41" draw:layer="layout" svg:width="0.818cm" svg:height="0.818cm" svg:x="34.984cm" svg:y="8.4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8" xml:id="id45" draw:id="id45" draw:layer="layout" svg:width="0.851cm" svg:height="0.851cm" svg:x="34.183cm" svg:y="9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xml:id="id52" draw:id="id52" draw:layer="layout" svg:width="0.675cm" svg:height="0.668cm" svg:x="34.268cm" svg:y="10.427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34.608cm" svg:y1="9.99cm" svg:x2="34.605cm" svg:y2="10.427cm" draw:start-shape="id45" draw:start-glue-point="6" draw:end-shape="id52" draw:end-glue-point="0" svg:d="M34608 9990v218h-3v219" svg:viewBox="0 0 4 438">
          <text:p/>
        </draw:connector>
        <draw:connector draw:style-name="gr28" draw:text-style-name="P3" draw:layer="layout" svg:x1="34.608cm" svg:y1="9.139cm" svg:x2="34.984cm" svg:y2="8.83cm" draw:start-shape="id45" draw:start-glue-point="4" draw:end-shape="id41" draw:end-glue-point="5" svg:d="M34608 9139v-309h376" svg:viewBox="0 0 377 310">
          <text:p/>
        </draw:connector>
        <draw:line draw:style-name="gr31" draw:text-style-name="P5" draw:layer="layout" svg:x1="32.73cm" svg:y1="9.22cm" svg:x2="32.717cm" svg:y2="9.538cm">
          <text:p/>
        </draw:line>
        <draw:line draw:style-name="gr31" draw:text-style-name="P5" draw:layer="layout" svg:x1="35.39cm" svg:y1="9.246cm" svg:x2="35.377cm" svg:y2="9.564cm">
          <text:p/>
        </draw:line>
        <draw:custom-shape draw:style-name="gr42" draw:text-style-name="P1" draw:layer="layout" svg:width="5.521cm" svg:height="3.868cm" svg:x="26.6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8" xml:id="id53" draw:id="id53" draw:layer="layout" svg:width="1.621cm" svg:height="1.621cm" svg:x="28.638cm" svg:y="12.656cm">
          <text:p text:style-name="P3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xml:id="id47" draw:id="id47" draw:layer="layout" svg:width="1.686cm" svg:height="1.686cm" svg:x="27.05cm" svg:y="14.079cm">
          <text:p text:style-name="P3"><text:span text:style-name="T2">Resolv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728cm" svg:height="1.323cm" svg:x="24.747cm" svg:y="1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59" draw:id="id59" draw:layer="layout" svg:width="0.728cm" svg:height="1.323cm" svg:x="32.996cm" svg:y="12.807cm">
          <text:p text:style-name="P3"><text:span text:style-name="T2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2.063cm" svg:height="0.37cm" svg:x="30.052cm" svg:y="12.842cm">
          <text:p text:style-name="P3"><text:span text:style-name="T2">Su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29.448cm" svg:y1="14.277cm" svg:x2="28.736cm" svg:y2="14.922cm" draw:start-shape="id53" draw:start-glue-point="6" draw:end-shape="id47" draw:end-glue-point="7" svg:d="M29448 14277v645h-712" svg:viewBox="0 0 713 646">
          <text:p/>
        </draw:connector>
        <draw:custom-shape draw:style-name="gr4" draw:text-style-name="P9" xml:id="id54" draw:id="id54" draw:layer="layout" svg:width="1.773cm" svg:height="1.323cm" svg:x="32.971cm" svg:y="14.249cm">
          <text:p text:style-name="P3"><text:span text:style-name="T2">Backtr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5" draw:layer="layout" svg:x1="32.971cm" svg:y1="14.91cm" svg:x2="31.46cm" svg:y2="14.908cm" draw:start-shape="id54" draw:start-glue-point="3" draw:end-shape="id55" draw:end-glue-point="2" svg:d="M32971 14910h-755v-2h-756" svg:viewBox="0 0 1512 3">
          <text:p/>
        </draw:connector>
        <draw:custom-shape draw:style-name="gr38" draw:text-style-name="P9" draw:layer="layout" svg:width="0.727cm" svg:height="0.37cm" svg:x="29.418cm" svg:y="14.297cm">
          <text:p text:style-name="P3"><text:span text:style-name="T2">F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6" draw:id="id56" draw:layer="layout" svg:width="0.728cm" svg:height="1.323cm" svg:x="24.72cm" svg:y="14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27.05cm" svg:y1="14.922cm" svg:x2="25.448cm" svg:y2="14.926cm" draw:start-shape="id47" draw:start-glue-point="5" draw:end-shape="id56" draw:end-glue-point="1" svg:d="M27050 14922h-801v4h-801" svg:viewBox="0 0 1603 5">
          <text:p/>
        </draw:connector>
        <draw:custom-shape draw:style-name="gr46" draw:text-style-name="P2" draw:layer="layout" svg:width="12.832cm" svg:height="8.625cm" svg:x="25.15cm" svg:y="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3" draw:layer="layout" svg:x1="27.893cm" svg:y1="14.079cm" svg:x2="32.322cm" svg:y2="8.813cm" draw:start-shape="id47" draw:start-glue-point="4" draw:end-shape="id44" draw:end-glue-point="5" svg:d="M27893 14079v-5266h4429" svg:viewBox="0 0 4430 5267">
          <text:p/>
        </draw:connector>
        <draw:custom-shape draw:style-name="gr38" draw:text-style-name="P9" draw:layer="layout" svg:width="0.727cm" svg:height="0.37cm" svg:x="26.891cm" svg:y="13.783cm">
          <text:p text:style-name="P3"><text:span text:style-name="T2">Rep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5" draw:layer="layout" svg:x1="25.728cm" svg:y1="13.246cm" svg:x2="27.897cm" svg:y2="13.246cm">
          <text:p/>
        </draw:line>
        <draw:line draw:style-name="gr31" draw:text-style-name="P5" xml:id="id58" draw:id="id58" draw:layer="layout" svg:x1="35.799cm" svg:y1="8.836cm" svg:x2="36.407cm" svg:y2="8.849cm">
          <text:p/>
        </draw:line>
        <draw:line draw:style-name="gr47" draw:text-style-name="P5" xml:id="id55" draw:id="id55" draw:layer="layout" svg:x1="31.46cm" svg:y1="14.908cm" svg:x2="31.46cm" svg:y2="11.813cm">
          <text:p/>
        </draw:line>
        <draw:connector draw:style-name="gr28" draw:text-style-name="P3" draw:layer="layout" svg:x1="31.46cm" svg:y1="11.813cm" svg:x2="37.171cm" svg:y2="9.558cm" draw:start-shape="id55" draw:start-glue-point="0" draw:end-shape="id57" draw:end-glue-point="2" svg:d="M31460 11813h6212v-2255h-501" svg:viewBox="0 0 6213 2256">
          <text:p/>
        </draw:connector>
        <draw:custom-shape draw:style-name="gr48" draw:text-style-name="P2" draw:layer="layout" svg:width="0.503cm" svg:height="0.529cm" svg:x="30.414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30.64cm" svg:y="11.006cm">
          <text:p/>
          <draw:enhanced-geometry svg:viewBox="0 0 21600 21600" draw:type="rectangle" draw:enhanced-path="M 0 0 L 21600 0 21600 21600 0 21600 0 0 Z N"/>
        </draw:custom-shape>
        <draw:connector draw:style-name="gr50" draw:text-style-name="P3" draw:layer="layout" draw:line-skew="0cm 0.505cm" svg:x1="36.407cm" svg:y1="8.842cm" svg:x2="29.448cm" svg:y2="12.656cm" draw:start-shape="id58" draw:start-glue-point="1" draw:end-shape="id53" draw:end-glue-point="4" svg:d="M36407 8842h501v2415h-7460v1399" svg:viewBox="0 0 7461 3815">
          <text:p/>
        </draw:connector>
        <draw:custom-shape draw:style-name="gr48" draw:text-style-name="P2" draw:layer="layout" svg:width="0.503cm" svg:height="0.529cm" svg:x="30.374cm" svg:y="1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30.6cm" svg:y="13.21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503cm" svg:height="0.529cm" svg:x="31.18cm" svg:y="1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31.406cm" svg:y="13.229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259cm" svg:y1="13.466cm" svg:x2="32.996cm" svg:y2="13.468cm" draw:start-shape="id53" draw:start-glue-point="7" draw:end-shape="id59" svg:d="M30259 13466h1369v2h1368" svg:viewBox="0 0 2738 3">
          <text:p/>
        </draw:connector>
        <draw:custom-shape draw:style-name="gr48" draw:text-style-name="P2" draw:layer="layout" svg:width="0.503cm" svg:height="0.529cm" svg:x="36.629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36.855cm" svg:y="9.31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xml:id="id57" draw:id="id57" draw:layer="layout" svg:x1="37.171cm" svg:y1="9.558cm" svg:x2="35.034cm" svg:y2="9.564cm" draw:end-shape="id45" draw:end-glue-point="7" svg:d="M37171 9558h-818v6h-1319" svg:viewBox="0 0 2138 7">
          <text:p/>
        </draw:connector>
        <draw:custom-shape draw:style-name="gr51" draw:text-style-name="P4" xml:id="id5" draw:id="id5" draw:layer="layout" svg:width="1.138cm" svg:height="0.688cm" svg:x="34.87cm" svg:y="32.404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2.946cm" svg:y1="34.534cm" svg:x2="34.87cm" svg:y2="32.748cm" draw:start-shape="id7" draw:start-glue-point="4" draw:end-shape="id5" draw:end-glue-point="3" svg:d="M32946 34534v-1786h1924" svg:viewBox="0 0 1925 1787">
          <text:p/>
        </draw:connector>
        <draw:custom-shape draw:style-name="gr11" draw:text-style-name="P2" xml:id="id60" draw:id="id60" draw:layer="layout" svg:width="0.728cm" svg:height="0.891cm" svg:x="34.989cm" svg:y="18.98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5.717cm" svg:y1="19.425cm" svg:x2="39.905cm" svg:y2="20.087cm" draw:start-shape="id60" draw:start-glue-point="1" draw:end-shape="id61" draw:end-glue-point="4" svg:d="M35717 19425h4188v662" svg:viewBox="0 0 4189 663">
          <text:p/>
        </draw:connector>
        <draw:custom-shape draw:style-name="gr2" draw:text-style-name="P2" xml:id="id62" draw:id="id62" draw:layer="layout" svg:width="0.728cm" svg:height="1.323cm" svg:x="34.931cm" svg:y="21.61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9.905cm" svg:y1="21.773cm" svg:x2="35.659cm" svg:y2="22.272cm" draw:start-shape="id61" draw:start-glue-point="6" draw:end-shape="id62" draw:end-glue-point="1" svg:d="M39905 21773v502h-2545v-3h-1701" svg:viewBox="0 0 4247 503">
          <text:p/>
        </draw:connector>
        <draw:custom-shape draw:style-name="gr52" draw:text-style-name="P4" draw:layer="layout" svg:width="3.351cm" svg:height="0.546cm" svg:x="26.65cm" svg:y="21.062cm">
          <text:p text:style-name="P3"><text:span text:style-name="T1">(Success, Fail, Terminate)</text:span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423cm" svg:height="2.307cm" svg:x="28.905cm" svg:y="25.40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65" draw:id="id65" draw:layer="layout" svg:width="0.774cm" svg:height="0.774cm" svg:x="29.112cm" svg:y="26.796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67" draw:id="id67" draw:layer="layout" svg:width="0.335cm" svg:height="0.409cm" svg:x="28.127cm" svg:y="25.76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0.981cm" svg:y1="25.968cm" svg:x2="33.485cm" svg:y2="25.967cm" draw:start-shape="id63" draw:start-glue-point="1" draw:end-shape="id64" draw:end-glue-point="3" svg:d="M30981 25968h1251v-1h1253" svg:viewBox="0 0 2505 2">
          <text:p/>
        </draw:connector>
        <draw:connector draw:style-name="gr5" draw:text-style-name="P5" draw:layer="layout" svg:x1="30.719cm" svg:y1="26.126cm" svg:x2="29.886cm" svg:y2="27.183cm" draw:start-shape="id63" draw:start-glue-point="2" draw:end-shape="id65" draw:end-glue-point="7" svg:d="M30719 26126v1057h-833" svg:viewBox="0 0 834 1058">
          <text:p/>
        </draw:connector>
        <draw:connector draw:style-name="gr5" draw:text-style-name="P5" draw:layer="layout" svg:x1="32.103cm" svg:y1="27.182cm" svg:x2="29.886cm" svg:y2="27.183cm" draw:start-shape="id66" draw:start-glue-point="5" draw:end-shape="id65" draw:end-glue-point="7" svg:d="M32103 27182h-1108v1h-1109" svg:viewBox="0 0 2218 2">
          <text:p/>
        </draw:connector>
        <draw:connector draw:style-name="gr5" draw:text-style-name="P5" draw:layer="layout" svg:x1="28.462cm" svg:y1="25.965cm" svg:x2="30.458cm" svg:y2="25.968cm" draw:start-shape="id67" draw:start-glue-point="1" draw:end-shape="id63" draw:end-glue-point="3" svg:d="M28462 25965h997v3h999" svg:viewBox="0 0 1997 4">
          <text:p/>
        </draw:connector>
        <draw:custom-shape draw:style-name="gr56" draw:text-style-name="P2" xml:id="id68" draw:id="id68" draw:layer="layout" svg:width="0.334cm" svg:height="0.608cm" svg:x="28.042cm" svg:y="26.88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9.112cm" svg:y1="27.183cm" svg:x2="28.376cm" svg:y2="27.185cm" draw:start-shape="id65" draw:start-glue-point="5" draw:end-shape="id68" draw:end-glue-point="1" svg:d="M29112 27183h-368v2h-368" svg:viewBox="0 0 737 3">
          <text:p/>
        </draw:connector>
        <draw:custom-shape draw:style-name="gr57" draw:text-style-name="P4" xml:id="id63" draw:id="id63" draw:layer="layout" svg:width="0.523cm" svg:height="0.316cm" svg:x="30.458cm" svg:y="25.8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9.499cm" svg:y1="26.796cm" svg:x2="30.458cm" svg:y2="25.968cm" draw:start-shape="id65" draw:start-glue-point="4" draw:end-shape="id63" draw:end-glue-point="3" svg:d="M29499 26796v-828h959" svg:viewBox="0 0 960 829">
          <text:p/>
        </draw:connector>
        <draw:custom-shape draw:style-name="gr58" draw:text-style-name="P4" xml:id="id69" draw:id="id69" draw:layer="layout" svg:width="0.664cm" svg:height="0.657cm" svg:x="29.186cm" svg:y="28.332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9.499cm" svg:y1="27.57cm" svg:x2="29.518cm" svg:y2="28.332cm" draw:start-shape="id65" draw:start-glue-point="6" draw:end-shape="id69" draw:end-glue-point="0" svg:d="M29499 27570v381h19v381" svg:viewBox="0 0 20 763">
          <text:p/>
        </draw:connector>
        <draw:custom-shape draw:style-name="gr53" draw:text-style-name="P1" draw:layer="layout" svg:width="2.423cm" svg:height="2.307cm" svg:x="31.896cm" svg:y="25.4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66" draw:id="id66" draw:layer="layout" svg:width="0.774cm" svg:height="0.774cm" svg:x="32.103cm" svg:y="26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34.008cm" svg:y1="25.967cm" svg:x2="36.501cm" svg:y2="25.967cm" draw:start-shape="id64" draw:start-glue-point="1" draw:end-shape="id70" draw:end-glue-point="3" svg:d="M34008 25967h2493" svg:viewBox="0 0 2494 1">
          <text:p/>
        </draw:connector>
        <draw:connector draw:style-name="gr5" draw:text-style-name="P5" draw:layer="layout" svg:x1="33.746cm" svg:y1="26.125cm" svg:x2="32.877cm" svg:y2="27.182cm" draw:start-shape="id64" draw:start-glue-point="2" draw:end-shape="id66" draw:end-glue-point="7" svg:d="M33746 26125v1057h-869" svg:viewBox="0 0 870 1058">
          <text:p/>
        </draw:connector>
        <draw:custom-shape draw:style-name="gr57" draw:text-style-name="P4" xml:id="id64" draw:id="id64" draw:layer="layout" svg:width="0.523cm" svg:height="0.316cm" svg:x="33.485cm" svg:y="25.809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5.12cm" svg:y1="27.182cm" svg:x2="32.877cm" svg:y2="27.182cm" draw:start-shape="id71" draw:start-glue-point="5" draw:end-shape="id66" draw:end-glue-point="7" svg:d="M35120 27182h-2243" svg:viewBox="0 0 2244 1">
          <text:p/>
        </draw:connector>
        <draw:connector draw:style-name="gr5" draw:text-style-name="P5" draw:layer="layout" svg:x1="32.49cm" svg:y1="26.795cm" svg:x2="33.485cm" svg:y2="25.967cm" draw:start-shape="id66" draw:start-glue-point="4" draw:end-shape="id64" draw:end-glue-point="3" svg:d="M32490 26795v-828h995" svg:viewBox="0 0 996 829">
          <text:p/>
        </draw:connector>
        <draw:connector draw:style-name="gr27" draw:text-style-name="P3" draw:layer="layout" svg:x1="32.49cm" svg:y1="27.569cm" svg:x2="29.85cm" svg:y2="28.66cm" draw:start-shape="id66" draw:start-glue-point="6" draw:end-shape="id69" draw:end-glue-point="1" svg:d="M32490 27569v1091h-2640" svg:viewBox="0 0 2641 1092">
          <text:p/>
        </draw:connector>
        <draw:custom-shape draw:style-name="gr53" draw:text-style-name="P1" draw:layer="layout" svg:width="2.423cm" svg:height="2.307cm" svg:x="34.913cm" svg:y="25.4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71" draw:id="id71" draw:layer="layout" svg:width="0.774cm" svg:height="0.774cm" svg:x="35.12cm" svg:y="26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4" draw:layer="layout" svg:width="0.334cm" svg:height="0.206cm" svg:x="37.825cm" svg:y="25.846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194cm" svg:x1="37.024cm" svg:y1="25.967cm" svg:x2="39.565cm" svg:y2="26.196cm" draw:start-shape="id70" draw:start-glue-point="1" draw:end-shape="id72" draw:end-glue-point="4" svg:d="M37024 25967h1271v-272h1270v501" svg:viewBox="0 0 2542 502">
          <text:p/>
        </draw:connector>
        <draw:connector draw:style-name="gr5" draw:text-style-name="P5" draw:layer="layout" svg:x1="36.762cm" svg:y1="26.125cm" svg:x2="35.894cm" svg:y2="27.182cm" draw:start-shape="id70" draw:start-glue-point="2" draw:end-shape="id71" draw:end-glue-point="7" svg:d="M36762 26125v1057h-868" svg:viewBox="0 0 869 1058">
          <text:p/>
        </draw:connector>
        <draw:custom-shape draw:style-name="gr57" draw:text-style-name="P4" xml:id="id70" draw:id="id70" draw:layer="layout" svg:width="0.523cm" svg:height="0.316cm" svg:x="36.501cm" svg:y="25.809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cm 0.776cm" svg:x1="39.565cm" svg:y1="26.97cm" svg:x2="35.894cm" svg:y2="27.182cm" draw:start-shape="id72" draw:start-glue-point="6" draw:end-shape="id71" draw:end-glue-point="7" svg:d="M39565 26970v502h-1252v-290h-2419" svg:viewBox="0 0 3672 503">
          <text:p/>
        </draw:connector>
        <draw:connector draw:style-name="gr5" draw:text-style-name="P5" draw:layer="layout" svg:x1="35.507cm" svg:y1="26.795cm" svg:x2="36.501cm" svg:y2="25.967cm" draw:start-shape="id71" draw:start-glue-point="4" draw:end-shape="id70" draw:end-glue-point="3" svg:d="M35507 26795v-828h994" svg:viewBox="0 0 995 829">
          <text:p/>
        </draw:connector>
        <draw:connector draw:style-name="gr27" draw:text-style-name="P3" draw:layer="layout" svg:x1="35.507cm" svg:y1="27.569cm" svg:x2="29.85cm" svg:y2="28.66cm" draw:start-shape="id71" draw:start-glue-point="6" draw:end-shape="id69" draw:end-glue-point="1" svg:d="M35507 27569v1091h-5657" svg:viewBox="0 0 5658 1092">
          <text:p/>
        </draw:connector>
        <draw:custom-shape draw:style-name="gr60" draw:text-style-name="P1" draw:layer="layout" svg:width="2.399cm" svg:height="2.283cm" svg:x="37.881cm" svg:y="25.40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3.211cm" svg:height="2.232cm" svg:x="15.889cm" svg:y="10.4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2.329cm" svg:height="4.101cm" svg:x="28.215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53" draw:text-style-name="P1" draw:layer="layout" svg:width="2.423cm" svg:height="2.307cm" svg:x="4.491cm" svg:y="-13.5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74" draw:id="id74" draw:layer="layout" svg:width="0.774cm" svg:height="0.774cm" svg:x="4.698cm" svg:y="-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5.829cm" svg:y1="-12.87cm" svg:x2="5.472cm" svg:y2="-11.813cm" draw:start-shape="id73" draw:start-glue-point="2" draw:end-shape="id74" draw:end-glue-point="7" svg:d="M5829-12870v1057h-357" svg:viewBox="0 0 358 1058">
          <text:p/>
        </draw:connector>
        <draw:connector draw:style-name="gr5" draw:text-style-name="P5" draw:layer="layout" svg:x1="6.139cm" svg:y1="-11.813cm" svg:x2="5.472cm" svg:y2="-11.813cm" draw:start-shape="id75" draw:start-glue-point="3" draw:end-shape="id74" draw:end-glue-point="7" svg:d="M6139-11813h-667" svg:viewBox="0 0 668 1">
          <text:p/>
        </draw:connector>
        <draw:connector draw:style-name="gr5" draw:text-style-name="P5" draw:layer="layout" svg:x1="4.698cm" svg:y1="-11.813cm" svg:x2="1.432cm" svg:y2="-9.2cm" draw:start-shape="id74" draw:start-glue-point="5" draw:end-shape="id76" draw:end-glue-point="4" svg:d="M4698-11813h-3266v2613" svg:viewBox="0 0 3267 2614">
          <text:p/>
        </draw:connector>
        <draw:custom-shape draw:style-name="gr57" draw:text-style-name="P4" xml:id="id73" draw:id="id73" draw:layer="layout" svg:width="0.523cm" svg:height="0.316cm" svg:x="5.568cm" svg:y="-13.18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xml:id="id75" draw:id="id75" draw:layer="layout" svg:width="0.523cm" svg:height="0.316cm" svg:x="6.139cm" svg:y="-11.97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085cm" svg:y1="-12.2cm" svg:x2="5.568cm" svg:y2="-13.028cm" draw:start-shape="id74" draw:start-glue-point="4" draw:end-shape="id73" draw:end-glue-point="3" svg:d="M5085-12200v-828h483" svg:viewBox="0 0 484 829">
          <text:p/>
        </draw:connector>
        <draw:connector draw:style-name="gr27" draw:text-style-name="P3" draw:layer="layout" svg:x1="5.085cm" svg:y1="-11.426cm" svg:x2="3.537cm" svg:y2="-3.805cm" draw:start-shape="id74" draw:start-glue-point="6" draw:end-shape="id77" draw:end-glue-point="1" svg:d="M5085-11426v7621h-1548" svg:viewBox="0 0 1549 7622">
          <text:p/>
        </draw:connector>
        <draw:custom-shape draw:style-name="gr9" draw:text-style-name="P1" draw:layer="layout" svg:width="5.278cm" svg:height="5.025cm" svg:x="-1.227cm" svg:y="-10.1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78" draw:id="id78" draw:layer="layout" svg:width="1.686cm" svg:height="1.686cm" svg:x="-0.777cm" svg:y="-7.098cm">
          <text:p text:style-name="P3"><text:span text:style-name="T1">Resol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79" draw:id="id79" draw:layer="layout" svg:width="0.728cm" svg:height="0.891cm" svg:x="-2.921cm" svg:y="-9.3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86" draw:id="id86" draw:layer="layout" svg:width="0.728cm" svg:height="0.558cm" svg:x="9.124cm" svg:y="-9.179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.432cm" svg:y1="-8.569cm" svg:x2="0.909cm" svg:y2="-6.255cm" draw:start-shape="id76" draw:start-glue-point="6" draw:end-shape="id78" draw:end-glue-point="7" svg:d="M1432-8569v2314h-523" svg:viewBox="0 0 524 2315">
          <text:p/>
        </draw:connector>
        <draw:custom-shape draw:style-name="gr63" draw:text-style-name="P4" xml:id="id80" draw:id="id80" draw:layer="layout" svg:width="1.773cm" svg:height="0.375cm" svg:x="8.862cm" svg:y="-6.442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384cm" svg:height="0.37cm" draw:transform="rotate (-1.5707963267949) translate (1.875cm -8.261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1.625cm" svg:x1="-2.193cm" svg:y1="-8.907cm" svg:x2="5.568cm" svg:y2="-13.028cm" draw:start-shape="id79" draw:start-glue-point="1" draw:end-shape="id73" draw:end-glue-point="3" svg:d="M-2193-8907h2255v-4121h5506" svg:viewBox="0 0 7762 4122">
          <text:p/>
        </draw:connector>
        <draw:connector draw:style-name="gr5" draw:text-style-name="P5" draw:layer="layout" svg:x1="-0.777cm" svg:y1="-6.255cm" svg:x2="-2.379cm" svg:y2="-6.251cm" draw:start-shape="id78" draw:start-glue-point="5" svg:d="M-777-6255h-1051v4h-551" svg:viewBox="0 0 1603 5">
          <text:p/>
        </draw:connector>
        <draw:custom-shape draw:style-name="gr64" draw:text-style-name="P2" draw:layer="layout" svg:width="16.589cm" svg:height="11.444cm" svg:x="-3.108cm" svg:y="-13.9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8" draw:text-style-name="P4" draw:layer="layout" svg:width="1.845cm" svg:height="0.37cm" draw:transform="rotate (1.5707963267949) translate (-0.285cm -6.895cm)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862cm" svg:y1="-6.255cm" svg:x2="3.413cm" svg:y2="-6.282cm" draw:start-shape="id80" draw:start-glue-point="3" draw:end-shape="id81" draw:end-glue-point="1" svg:d="M8862-6255h-2724v-27h-2725" svg:viewBox="0 0 5450 28">
          <text:p/>
        </draw:connector>
        <draw:connector draw:style-name="gr5" draw:text-style-name="P5" draw:layer="layout" svg:x1="0.066cm" svg:y1="-7.098cm" svg:x2="5.568cm" svg:y2="-13.028cm" draw:start-shape="id78" draw:start-glue-point="4" draw:end-shape="id73" draw:end-glue-point="3" svg:d="M66-7098v-5930h5502" svg:viewBox="0 0 5503 5931">
          <text:p/>
        </draw:connector>
        <draw:custom-shape draw:style-name="gr53" draw:text-style-name="P1" draw:layer="layout" svg:width="2.423cm" svg:height="2.307cm" svg:x="7.595cm" svg:y="-13.58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83" draw:id="id83" draw:layer="layout" svg:width="0.774cm" svg:height="0.774cm" svg:x="7.802cm" svg:y="-12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8.933cm" svg:y1="-12.871cm" svg:x2="8.576cm" svg:y2="-11.814cm" draw:start-shape="id82" draw:start-glue-point="2" draw:end-shape="id83" draw:end-glue-point="7" svg:d="M8933-12871v1057h-357" svg:viewBox="0 0 358 1058">
          <text:p/>
        </draw:connector>
        <draw:connector draw:style-name="gr5" draw:text-style-name="P5" draw:layer="layout" svg:x1="9.243cm" svg:y1="-11.814cm" svg:x2="8.576cm" svg:y2="-11.814cm" draw:start-shape="id84" draw:start-glue-point="3" draw:end-shape="id83" draw:end-glue-point="7" svg:d="M9243-11814h-667" svg:viewBox="0 0 668 1">
          <text:p/>
        </draw:connector>
        <draw:connector draw:style-name="gr5" draw:text-style-name="P5" draw:layer="layout" svg:x1="6.091cm" svg:y1="-13.028cm" svg:x2="8.672cm" svg:y2="-13.029cm" draw:start-shape="id73" draw:start-glue-point="1" draw:end-shape="id82" draw:end-glue-point="3" svg:d="M6091-13028h1290v-1h1291" svg:viewBox="0 0 2582 2">
          <text:p/>
        </draw:connector>
        <draw:connector draw:style-name="gr5" draw:text-style-name="P5" draw:layer="layout" svg:x1="7.802cm" svg:y1="-11.814cm" svg:x2="6.662cm" svg:y2="-11.813cm" draw:start-shape="id83" draw:start-glue-point="5" draw:end-shape="id75" draw:end-glue-point="1" svg:d="M7802-11814h-570v1h-570" svg:viewBox="0 0 1141 2">
          <text:p/>
        </draw:connector>
        <draw:custom-shape draw:style-name="gr57" draw:text-style-name="P4" xml:id="id82" draw:id="id82" draw:layer="layout" svg:width="0.523cm" svg:height="0.316cm" svg:x="8.672cm" svg:y="-13.18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xml:id="id84" draw:id="id84" draw:layer="layout" svg:width="0.523cm" svg:height="0.316cm" svg:x="9.243cm" svg:y="-11.97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189cm" svg:y1="-12.201cm" svg:x2="8.672cm" svg:y2="-13.029cm" draw:start-shape="id83" draw:start-glue-point="4" draw:end-shape="id82" draw:end-glue-point="3" svg:d="M8189-12201v-828h483" svg:viewBox="0 0 484 829">
          <text:p/>
        </draw:connector>
        <draw:connector draw:style-name="gr27" draw:text-style-name="P3" draw:layer="layout" svg:x1="8.189cm" svg:y1="-11.427cm" svg:x2="3.537cm" svg:y2="-3.805cm" draw:start-shape="id83" draw:start-glue-point="6" draw:end-shape="id77" draw:end-glue-point="1" svg:d="M8189-11427v7622h-4652" svg:viewBox="0 0 4653 7623">
          <text:p/>
        </draw:connector>
        <draw:custom-shape draw:style-name="gr65" draw:text-style-name="P3" draw:layer="layout" svg:width="0.164cm" svg:height="0.155cm" svg:x="1.358cm" svg:y="-8.96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6" xml:id="id76" draw:id="id76" draw:layer="layout" svg:width="0.631cm" svg:height="0.631cm" svg:x="1.116cm" svg:y="-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0.5cm" svg:x1="9.195cm" svg:y1="-13.029cm" svg:x2="12.446cm" svg:y2="-12.615cm" draw:start-shape="id82" draw:start-glue-point="1" draw:end-shape="id85" draw:end-glue-point="0" svg:d="M9195-13029h1957v-87h1294v501" svg:viewBox="0 0 3252 502">
          <text:p/>
        </draw:connector>
        <draw:connector draw:style-name="gr5" draw:text-style-name="P5" draw:layer="layout" svg:x1="1.747cm" svg:y1="-8.884cm" svg:x2="9.124cm" svg:y2="-8.9cm" draw:start-shape="id76" draw:start-glue-point="7" draw:end-shape="id86" svg:d="M1747-8884h3689v-16h3688" svg:viewBox="0 0 7378 17">
          <text:p/>
        </draw:connector>
        <draw:custom-shape draw:style-name="gr44" draw:text-style-name="P4" draw:layer="layout" svg:width="2.063cm" svg:height="0.37cm" svg:x="3.074cm" svg:y="-9.261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555cm" svg:x1="10.678cm" svg:y1="3.415cm" svg:x2="6.889cm" svg:y2="8.973cm" draw:end-shape="id87" draw:end-glue-point="7" svg:d="M10678 3415h-2198v5558h-1591" svg:viewBox="0 0 3790 5559">
          <text:p/>
        </draw:connector>
        <draw:custom-shape draw:style-name="gr67" draw:text-style-name="P4" xml:id="id89" draw:id="id89" draw:layer="layout" svg:width="1.282cm" svg:height="1.21cm" svg:x="7.648cm" svg:y="10.724cm">
          <text:p text:style-name="P3"><text:span text:style-name="T1">Internal</text:span></text:p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9.734cm" svg:y1="3.775cm" svg:x2="8.93cm" svg:y2="11.329cm" draw:start-shape="id88" draw:start-glue-point="6" draw:end-shape="id89" draw:end-glue-point="1" svg:d="M9734 3775v7554h-804" svg:viewBox="0 0 805 7555">
          <text:p/>
        </draw:connector>
        <draw:custom-shape draw:style-name="gr9" draw:text-style-name="P1" draw:layer="layout" svg:width="5.278cm" svg:height="5.025cm" svg:x="4.753cm" svg:y="5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7" draw:id="id87" draw:layer="layout" svg:width="1.686cm" svg:height="1.686cm" svg:x="5.203cm" svg:y="8.13cm">
          <text:p text:style-name="P3"><text:span text:style-name="T1">Clos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91" draw:id="id91" draw:layer="layout" svg:width="0.728cm" svg:height="0.891cm" svg:x="3.059cm" svg:y="5.8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6" draw:id="id96" draw:layer="layout" svg:width="0.728cm" svg:height="0.558cm" svg:x="15.104cm" svg:y="6.049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412cm" svg:y1="6.659cm" svg:x2="6.889cm" svg:y2="8.973cm" draw:start-shape="id90" draw:start-glue-point="6" draw:end-shape="id87" draw:end-glue-point="7" svg:d="M7412 6659v2314h-523" svg:viewBox="0 0 524 2315">
          <text:p/>
        </draw:connector>
        <draw:custom-shape draw:style-name="gr63" draw:text-style-name="P4" xml:id="id93" draw:id="id93" draw:layer="layout" svg:width="1.773cm" svg:height="0.375cm" svg:x="14.842cm" svg:y="8.786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384cm" svg:height="0.37cm" draw:transform="rotate (-1.5707963267949) translate (7.855cm 6.967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1.206cm" svg:x1="3.787cm" svg:y1="6.321cm" svg:x2="10.729cm" svg:y2="2.173cm" draw:start-shape="id91" draw:start-glue-point="1" draw:end-shape="id92" draw:end-glue-point="3" svg:d="M3787 6321h2264v-4148h4678" svg:viewBox="0 0 6943 4149">
          <text:p/>
        </draw:connector>
        <draw:connector draw:style-name="gr5" draw:text-style-name="P5" draw:layer="layout" svg:x1="5.203cm" svg:y1="8.973cm" svg:x2="3.601cm" svg:y2="8.977cm" draw:start-shape="id87" draw:start-glue-point="5" svg:d="M5203 8973h-1051v4h-551" svg:viewBox="0 0 1603 5">
          <text:p/>
        </draw:connector>
        <draw:custom-shape draw:style-name="gr68" draw:text-style-name="P2" draw:layer="layout" svg:width="14.71cm" svg:height="10.571cm" svg:x="2.885cm" svg:y="1.27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8" draw:text-style-name="P4" draw:layer="layout" svg:width="1.845cm" svg:height="0.37cm" draw:transform="rotate (1.5707963267949) translate (5.695cm 8.333cm)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018cm" svg:x1="14.842cm" svg:y1="8.973cm" svg:x2="13.138cm" svg:y2="3.388cm" draw:start-shape="id93" draw:start-glue-point="3" draw:end-shape="id94" draw:end-glue-point="7" svg:d="M14842 8973h-833v-5585h-871" svg:viewBox="0 0 1705 5586">
          <text:p/>
        </draw:connector>
        <draw:connector draw:style-name="gr5" draw:text-style-name="P5" draw:layer="layout" svg:x1="6.046cm" svg:y1="8.13cm" svg:x2="10.729cm" svg:y2="2.173cm" draw:start-shape="id87" draw:start-glue-point="4" draw:end-shape="id92" draw:end-glue-point="3" svg:d="M6046 8130v-5957h4683" svg:viewBox="0 0 4684 5958">
          <text:p/>
        </draw:connector>
        <draw:connector draw:style-name="gr27" draw:text-style-name="P3" draw:layer="layout" svg:x1="12.751cm" svg:y1="3.775cm" svg:x2="8.93cm" svg:y2="11.329cm" draw:start-shape="id94" draw:start-glue-point="6" draw:end-shape="id89" draw:end-glue-point="1" svg:d="M12751 3775v7554h-3821" svg:viewBox="0 0 3822 7555">
          <text:p/>
        </draw:connector>
        <draw:custom-shape draw:style-name="gr65" draw:text-style-name="P3" draw:layer="layout" svg:width="0.164cm" svg:height="0.155cm" svg:x="7.338cm" svg:y="6.26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6" xml:id="id90" draw:id="id90" draw:layer="layout" svg:width="0.631cm" svg:height="0.631cm" svg:x="7.096cm" svg:y="6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draw:layer="layout" svg:width="0.503cm" svg:height="0.529cm" svg:x="13.753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13.966cm" svg:y="6.0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503cm" svg:height="0.529cm" svg:x="8.209cm" svg:y="3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8.435cm" svg:y="3.8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503cm" svg:height="0.529cm" svg:x="9.413cm" svg:y="6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9.639cm" svg:y="6.0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503cm" svg:height="0.529cm" svg:x="8.196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304cm" svg:height="0.529cm" svg:x="8.422cm" svg:y="6.07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268cm" svg:y1="2.173cm" svg:x2="7.412cm" svg:y2="6.028cm" draw:start-shape="id95" draw:start-glue-point="1" draw:end-shape="id90" draw:end-glue-point="4" svg:d="M14268 2173h500v2006h-7356v1849" svg:viewBox="0 0 7357 3856">
          <text:p/>
        </draw:connector>
        <draw:connector draw:style-name="gr5" draw:text-style-name="P5" draw:layer="layout" svg:x1="7.727cm" svg:y1="6.344cm" svg:x2="15.104cm" svg:y2="6.328cm" draw:start-shape="id90" draw:start-glue-point="7" draw:end-shape="id96" svg:d="M7727 6344h3689v-16h3688" svg:viewBox="0 0 7378 17">
          <text:p/>
        </draw:connector>
        <draw:custom-shape draw:style-name="gr44" draw:text-style-name="P4" draw:layer="layout" svg:width="2.063cm" svg:height="0.37cm" svg:x="10.258cm" svg:y="5.954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cm 0.241cm" svg:x1="12.446cm" svg:y1="-12.209cm" svg:x2="9.766cm" svg:y2="-11.814cm" draw:start-shape="id85" draw:start-glue-point="2" draw:end-shape="id84" draw:end-glue-point="1" svg:d="M12446-12209v501h-1267v-106h-1413" svg:viewBox="0 0 2681 502">
          <text:p/>
        </draw:connector>
        <draw:custom-shape draw:style-name="gr60" draw:text-style-name="P1" draw:layer="layout" svg:width="2.399cm" svg:height="2.283cm" svg:x="10.681cm" svg:y="-13.59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xml:id="id85" draw:id="id85" draw:layer="layout" svg:width="0.672cm" svg:height="0.406cm" svg:x="12.11cm" svg:y="-12.61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xml:id="id81" draw:id="id81" draw:layer="layout" svg:width="1.138cm" svg:height="0.688cm" svg:x="2.275cm" svg:y="-6.626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.275cm" svg:y1="-6.282cm" svg:x2="0.909cm" svg:y2="-6.255cm" draw:start-shape="id81" draw:start-glue-point="3" draw:end-shape="id78" draw:end-glue-point="7" svg:d="M2275-6282h-682v27h-684" svg:viewBox="0 0 1367 28">
          <text:p/>
        </draw:connector>
        <draw:custom-shape draw:style-name="gr16" draw:text-style-name="P4" xml:id="id97" draw:id="id97" draw:layer="layout" svg:width="1.338cm" svg:height="1.323cm" svg:x="-0.616cm" svg:y="-4.466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0.066cm" svg:y1="-5.412cm" svg:x2="0.053cm" svg:y2="-4.466cm" draw:start-shape="id78" draw:start-glue-point="6" draw:end-shape="id97" draw:end-glue-point="0" svg:d="M66-5412v474h1157v-1h-1170v473" svg:viewBox="0 0 1171 947">
          <text:p/>
        </draw:connector>
        <draw:custom-shape draw:style-name="gr70" draw:text-style-name="P4" xml:id="id98" draw:id="id98" draw:layer="layout" svg:width="0.99cm" svg:height="1.09cm" svg:x="5.558cm" svg:y="10.817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6.046cm" svg:y1="9.816cm" svg:x2="6.053cm" svg:y2="10.817cm" draw:start-shape="id87" draw:start-glue-point="6" draw:end-shape="id98" draw:end-glue-point="0" svg:d="M6046 9816v501h7v500" svg:viewBox="0 0 8 1002">
          <text:p/>
        </draw:connector>
        <draw:connector draw:style-name="gr27" draw:text-style-name="P3" draw:layer="layout" svg:x1="8.289cm" svg:y1="10.724cm" svg:x2="6.889cm" svg:y2="8.973cm" draw:start-shape="id89" draw:start-glue-point="0" draw:end-shape="id87" draw:end-glue-point="7" svg:d="M8289 10724v-1751h-1400" svg:viewBox="0 0 1401 1752">
          <text:p/>
        </draw:connector>
        <draw:custom-shape draw:style-name="gr16" draw:text-style-name="P4" xml:id="id77" draw:id="id77" draw:layer="layout" svg:width="1.338cm" svg:height="1.323cm" svg:x="2.199cm" svg:y="-4.466cm">
          <text:p text:style-name="P3"><text:span text:style-name="T1">Internal</text:span></text:p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line-skew="0.205cm" svg:x1="2.199cm" svg:y1="-3.805cm" svg:x2="0.909cm" svg:y2="-6.255cm" draw:start-shape="id77" draw:end-shape="id78" draw:end-glue-point="7" svg:d="M2199-3805h-439v-2450h-851" svg:viewBox="0 0 1291 2451">
          <text:p/>
        </draw:connector>
        <draw:custom-shape draw:style-name="gr9" draw:text-style-name="P1" draw:layer="layout" svg:width="5.278cm" svg:height="5.025cm" svg:x="3.025cm" svg:y="13.3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01" draw:id="id101" draw:layer="layout" svg:width="1.686cm" svg:height="1.686cm" svg:x="3.475cm" svg:y="16.33cm">
          <text:p text:style-name="P3"><text:span text:style-name="T1">Resol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03" draw:id="id103" draw:layer="layout" svg:width="0.728cm" svg:height="0.891cm" svg:x="1.331cm" svg:y="14.076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509cm" svg:y1="14.526cm" svg:x2="15.77cm" svg:y2="14.541cm" draw:start-shape="id99" draw:start-glue-point="1" draw:end-shape="id100" draw:end-glue-point="3" svg:d="M6509 14526h4631v15h4630" svg:viewBox="0 0 9262 16">
          <text:p/>
        </draw:connector>
        <draw:custom-shape draw:style-name="gr44" draw:text-style-name="P4" draw:layer="layout" svg:width="2.063cm" svg:height="0.37cm" svg:x="6.398cm" svg:y="14.114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94cm" svg:y1="14.87cm" svg:x2="5.161cm" svg:y2="17.173cm" draw:start-shape="id99" draw:start-glue-point="2" draw:end-shape="id101" draw:end-glue-point="7" svg:d="M5940 14870v2303h-779" svg:viewBox="0 0 780 2304">
          <text:p/>
        </draw:connector>
        <draw:connector draw:style-name="gr5" draw:text-style-name="P5" draw:layer="layout" svg:x1="6.615cm" svg:y1="17.173cm" svg:x2="5.161cm" svg:y2="17.173cm" draw:start-shape="id102" draw:start-glue-point="3" draw:end-shape="id101" draw:end-glue-point="7" svg:d="M6615 17173h-1454" svg:viewBox="0 0 1455 1">
          <text:p/>
        </draw:connector>
        <draw:custom-shape draw:style-name="gr14" draw:text-style-name="P4" draw:layer="layout" svg:width="1.384cm" svg:height="0.37cm" draw:transform="rotate (-1.5707963267949) translate (6.338cm 15.312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.059cm" svg:y1="14.521cm" svg:x2="5.371cm" svg:y2="14.526cm" draw:start-shape="id103" draw:start-glue-point="1" draw:end-shape="id99" draw:end-glue-point="3" svg:d="M2059 14521h1656v5h1656" svg:viewBox="0 0 3313 6">
          <text:p/>
        </draw:connector>
        <draw:connector draw:style-name="gr5" draw:text-style-name="P5" draw:layer="layout" svg:x1="3.475cm" svg:y1="17.173cm" svg:x2="1.873cm" svg:y2="17.177cm" draw:start-shape="id101" draw:start-glue-point="5" svg:d="M3475 17173h-1051v4h-551" svg:viewBox="0 0 1603 5">
          <text:p/>
        </draw:connector>
        <draw:custom-shape draw:style-name="gr71" draw:text-style-name="P2" draw:layer="layout" svg:width="16.073cm" svg:height="7.333cm" svg:x="1.561cm" svg:y="13.0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4" xml:id="id104" draw:id="id104" draw:layer="layout" svg:width="1.338cm" svg:height="1.323cm" svg:x="3.644cm" svg:y="18.883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4.318cm" svg:y1="18.016cm" svg:x2="4.313cm" svg:y2="18.883cm" draw:start-shape="id101" draw:start-glue-point="6" draw:end-shape="id104" draw:end-glue-point="0" svg:d="M4318 18016v434h-5v433" svg:viewBox="0 0 6 868">
          <text:p/>
        </draw:connector>
        <draw:custom-shape draw:style-name="gr18" draw:text-style-name="P4" draw:layer="layout" svg:width="1.845cm" svg:height="0.37cm" draw:transform="rotate (1.5707963267949) translate (3.967cm 16.533cm)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99" draw:id="id99" draw:layer="layout" svg:width="1.138cm" svg:height="0.688cm" svg:x="5.371cm" svg:y="14.182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102" draw:id="id102" draw:layer="layout" svg:width="1.138cm" svg:height="0.688cm" svg:x="6.615cm" svg:y="16.829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318cm" svg:y1="16.33cm" svg:x2="5.371cm" svg:y2="14.526cm" draw:start-shape="id101" draw:start-glue-point="4" draw:end-shape="id99" draw:end-glue-point="3" svg:d="M4318 16330v-1804h1053" svg:viewBox="0 0 1054 1805">
          <text:p/>
        </draw:connector>
        <draw:custom-shape draw:style-name="gr9" draw:text-style-name="P1" draw:layer="layout" svg:width="5.278cm" svg:height="5.025cm" svg:x="9.427cm" svg:y="13.3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0" draw:id="id100" draw:layer="layout" svg:width="0.728cm" svg:height="0.558cm" svg:x="15.77cm" svg:y="14.262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079cm" svg:y1="17.159cm" svg:x2="7.753cm" svg:y2="17.173cm" draw:start-shape="id105" draw:start-glue-point="5" draw:end-shape="id102" draw:end-glue-point="1" svg:d="M11079 17159h-1663v14h-1663" svg:viewBox="0 0 3327 15">
          <text:p/>
        </draw:connector>
        <draw:custom-shape draw:style-name="gr4" draw:text-style-name="P4" xml:id="id106" draw:id="id106" draw:layer="layout" svg:width="1.773cm" svg:height="1.323cm" svg:x="15.798cm" svg:y="16.527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5.798cm" svg:y1="17.188cm" svg:x2="12.983cm" svg:y2="17.159cm" draw:start-shape="id106" draw:start-glue-point="3" draw:end-shape="id105" draw:end-glue-point="7" svg:d="M15798 17188h-1407v-29h-1408" svg:viewBox="0 0 2816 30">
          <text:p/>
        </draw:connector>
        <draw:custom-shape draw:style-name="gr9" draw:text-style-name="P1" draw:layer="layout" svg:width="5.278cm" svg:height="5.025cm" svg:x="2.831cm" svg:y="28.7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09" draw:id="id109" draw:layer="layout" svg:width="1.686cm" svg:height="1.686cm" svg:x="3.281cm" svg:y="31.729cm">
          <text:p text:style-name="P3"><text:span text:style-name="T1">Resol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11" draw:id="id111" draw:layer="layout" svg:width="0.728cm" svg:height="0.891cm" svg:x="1.137cm" svg:y="29.47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315cm" svg:y1="29.925cm" svg:x2="10.748cm" svg:y2="29.925cm" draw:start-shape="id107" draw:start-glue-point="1" draw:end-shape="id108" draw:end-glue-point="3" svg:d="M6315 29925h4433" svg:viewBox="0 0 4434 1">
          <text:p/>
        </draw:connector>
        <draw:custom-shape draw:style-name="gr44" draw:text-style-name="P4" draw:layer="layout" svg:width="2.063cm" svg:height="0.37cm" svg:x="6.204cm" svg:y="29.513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746cm" svg:y1="30.269cm" svg:x2="4.967cm" svg:y2="32.572cm" draw:start-shape="id107" draw:start-glue-point="2" draw:end-shape="id109" draw:end-glue-point="7" svg:d="M5746 30269v2303h-779" svg:viewBox="0 0 780 2304">
          <text:p/>
        </draw:connector>
        <draw:connector draw:style-name="gr5" draw:text-style-name="P5" draw:layer="layout" svg:x1="6.421cm" svg:y1="32.572cm" svg:x2="4.967cm" svg:y2="32.572cm" draw:start-shape="id110" draw:start-glue-point="3" draw:end-shape="id109" draw:end-glue-point="7" svg:d="M6421 32572h-1454" svg:viewBox="0 0 1455 1">
          <text:p/>
        </draw:connector>
        <draw:custom-shape draw:style-name="gr14" draw:text-style-name="P4" draw:layer="layout" svg:width="1.384cm" svg:height="0.37cm" draw:transform="rotate (-1.5707963267949) translate (6.144cm 30.711cm)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.865cm" svg:y1="29.92cm" svg:x2="5.177cm" svg:y2="29.925cm" draw:start-shape="id111" draw:start-glue-point="1" draw:end-shape="id107" draw:end-glue-point="3" svg:d="M1865 29920h1656v5h1656" svg:viewBox="0 0 3313 6">
          <text:p/>
        </draw:connector>
        <draw:connector draw:style-name="gr5" draw:text-style-name="P5" draw:layer="layout" svg:x1="3.281cm" svg:y1="32.572cm" svg:x2="1.679cm" svg:y2="32.576cm" draw:start-shape="id109" draw:start-glue-point="5" svg:d="M3281 32572h-1051v4h-551" svg:viewBox="0 0 1603 5">
          <text:p/>
        </draw:connector>
        <draw:custom-shape draw:style-name="gr71" draw:text-style-name="P2" draw:layer="layout" svg:width="16.073cm" svg:height="7.333cm" svg:x="1.367cm" svg:y="28.46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4" xml:id="id112" draw:id="id112" draw:layer="layout" svg:width="1.338cm" svg:height="1.323cm" svg:x="3.45cm" svg:y="34.282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4.124cm" svg:y1="33.415cm" svg:x2="4.119cm" svg:y2="34.282cm" draw:start-shape="id109" draw:start-glue-point="6" draw:end-shape="id112" draw:end-glue-point="0" svg:d="M4124 33415v434h-5v433" svg:viewBox="0 0 6 868">
          <text:p/>
        </draw:connector>
        <draw:custom-shape draw:style-name="gr18" draw:text-style-name="P4" draw:layer="layout" svg:width="1.845cm" svg:height="0.37cm" draw:transform="rotate (1.5707963267949) translate (3.773cm 31.932cm)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107" draw:id="id107" draw:layer="layout" svg:width="1.138cm" svg:height="0.688cm" svg:x="5.177cm" svg:y="29.581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110" draw:id="id110" draw:layer="layout" svg:width="1.138cm" svg:height="0.688cm" svg:x="6.421cm" svg:y="32.228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124cm" svg:y1="31.729cm" svg:x2="5.177cm" svg:y2="29.925cm" draw:start-shape="id109" draw:start-glue-point="4" draw:end-shape="id107" draw:end-glue-point="3" svg:d="M4124 31729v-1804h1053" svg:viewBox="0 0 1054 1805">
          <text:p/>
        </draw:connector>
        <draw:custom-shape draw:style-name="gr9" draw:text-style-name="P1" draw:layer="layout" svg:width="5.278cm" svg:height="5.025cm" svg:x="9.233cm" svg:y="28.7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13" draw:id="id113" draw:layer="layout" svg:width="0.728cm" svg:height="0.558cm" svg:x="15.576cm" svg:y="29.661cm">
          <text:p text:style-name="P3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17cm" svg:y1="29.925cm" svg:x2="15.576cm" svg:y2="29.94cm" draw:start-shape="id108" draw:start-glue-point="1" draw:end-shape="id113" svg:d="M12917 29925h1330v15h1329" svg:viewBox="0 0 2660 16">
          <text:p/>
        </draw:connector>
        <draw:custom-shape draw:style-name="gr44" draw:text-style-name="P4" draw:layer="layout" svg:width="2.063cm" svg:height="0.37cm" svg:x="12.606cm" svg:y="29.513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4" draw:id="id114" draw:layer="layout" svg:width="1.773cm" svg:height="1.323cm" svg:x="15.604cm" svg:y="31.926cm">
          <text:p text:style-name="P3"><text:span text:style-name="T1">Backtrack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xml:id="id108" draw:id="id108" draw:layer="layout" svg:width="2.169cm" svg:height="0.688cm" svg:x="10.748cm" svg:y="29.581cm">
          <text:p text:style-name="P3"><text:span text:style-name="T1">Ass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5.604cm" svg:y1="32.587cm" svg:x2="7.559cm" svg:y2="32.572cm" draw:start-shape="id114" draw:start-glue-point="3" draw:end-shape="id110" draw:end-glue-point="1" svg:d="M15604 32587h-4022v-15h-4023" svg:viewBox="0 0 8046 16">
          <text:p/>
        </draw:connector>
        <draw:custom-shape draw:style-name="gr73" draw:text-style-name="P6" xml:id="id105" draw:id="id105" draw:layer="layout" svg:width="1.904cm" svg:height="1.929cm" svg:x="11.079cm" svg:y="16.194cm">
          <text:p text:style-name="P3"><text:span text:style-name="T1">Assign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4" draw:text-style-name="P5" draw:layer="layout" svg:x1="6.509cm" svg:y1="14.526cm" svg:x2="12.031cm" svg:y2="16.194cm" draw:start-shape="id99" draw:start-glue-point="1" draw:end-shape="id105" draw:end-glue-point="4" svg:d="M6509 14526h5522v1668" svg:viewBox="0 0 5523 1669">
          <text:p/>
        </draw:connector>
        <draw:custom-shape draw:style-name="gr16" draw:text-style-name="P4" xml:id="id115" draw:id="id115" draw:layer="layout" svg:width="1.338cm" svg:height="1.323cm" svg:x="11.352cm" svg:y="19.006cm"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2.031cm" svg:y1="18.123cm" svg:x2="12.021cm" svg:y2="19.006cm" draw:start-shape="id105" draw:start-glue-point="6" draw:end-shape="id115" draw:end-glue-point="0" svg:d="M12031 18123v441h-10v442" svg:viewBox="0 0 11 884">
          <text:p/>
        </draw:connector>
        <draw:custom-shape draw:style-name="gr16" draw:text-style-name="P4" xml:id="id116" draw:id="id116" draw:layer="layout" svg:width="1.338cm" svg:height="1.323cm" svg:x="11.158cm" svg:y="34.353cm"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1.832cm" svg:y1="30.269cm" svg:x2="11.827cm" svg:y2="34.353cm" draw:start-shape="id108" draw:start-glue-point="2" draw:end-shape="id116" draw:end-glue-point="0" svg:d="M11832 30269v2042h-5v2042" svg:viewBox="0 0 6 4085">
          <text:p/>
        </draw:connector>
        <draw:custom-shape draw:style-name="gr75" draw:text-style-name="P11" xml:id="id61" draw:id="id61" draw:layer="layout" svg:width="1.686cm" svg:height="1.686cm" svg:x="39.062cm" svg:y="20.087cm">
          <text:p text:style-name="P3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6" xml:id="id72" draw:id="id72" draw:layer="layout" svg:width="0.774cm" svg:height="0.774cm" svg:x="39.178cm" svg:y="26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4" xml:id="id33" draw:id="id33" draw:layer="layout" svg:width="1.138cm" svg:height="0.688cm" svg:x="29.482cm" svg:y="-10.655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xml:id="id35" draw:id="id35" draw:layer="layout" svg:width="1.138cm" svg:height="0.688cm" svg:x="29.483cm" svg:y="-8.008cm">
          <text:p text:style-name="P3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423cm" svg:height="2.307cm" svg:x="9.14cm" svg:y="1.6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88" draw:id="id88" draw:layer="layout" svg:width="0.774cm" svg:height="0.774cm" svg:x="9.347cm" svg:y="3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1.252cm" svg:y1="2.173cm" svg:x2="13.745cm" svg:y2="2.173cm" draw:start-shape="id92" draw:start-glue-point="1" draw:end-shape="id95" draw:end-glue-point="3" svg:d="M11252 2173h2493" svg:viewBox="0 0 2494 1">
          <text:p/>
        </draw:connector>
        <draw:connector draw:style-name="gr5" draw:text-style-name="P5" draw:layer="layout" svg:x1="10.99cm" svg:y1="2.331cm" svg:x2="10.121cm" svg:y2="3.388cm" draw:start-shape="id92" draw:start-glue-point="2" draw:end-shape="id88" draw:end-glue-point="7" svg:d="M10990 2331v1057h-869" svg:viewBox="0 0 870 1058">
          <text:p/>
        </draw:connector>
        <draw:custom-shape draw:style-name="gr57" draw:text-style-name="P4" xml:id="id92" draw:id="id92" draw:layer="layout" svg:width="0.523cm" svg:height="0.316cm" svg:x="10.729cm" svg:y="2.01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364cm" svg:y1="3.388cm" svg:x2="10.121cm" svg:y2="3.388cm" draw:start-shape="id94" draw:start-glue-point="5" draw:end-shape="id88" draw:end-glue-point="7" svg:d="M12364 3388h-2243" svg:viewBox="0 0 2244 1">
          <text:p/>
        </draw:connector>
        <draw:connector draw:style-name="gr5" draw:text-style-name="P5" draw:layer="layout" svg:x1="9.734cm" svg:y1="3.001cm" svg:x2="10.729cm" svg:y2="2.173cm" draw:start-shape="id88" draw:start-glue-point="4" draw:end-shape="id92" draw:end-glue-point="3" svg:d="M9734 3001v-828h995" svg:viewBox="0 0 996 829">
          <text:p/>
        </draw:connector>
        <draw:custom-shape draw:style-name="gr53" draw:text-style-name="P1" draw:layer="layout" svg:width="2.423cm" svg:height="2.307cm" svg:x="12.157cm" svg:y="1.6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xml:id="id94" draw:id="id94" draw:layer="layout" svg:width="0.774cm" svg:height="0.774cm" svg:x="12.364cm" svg:y="3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4.006cm" svg:y1="2.331cm" svg:x2="13.138cm" svg:y2="3.388cm" draw:start-shape="id95" draw:start-glue-point="2" draw:end-shape="id94" draw:end-glue-point="7" svg:d="M14006 2331v1057h-868" svg:viewBox="0 0 869 1058">
          <text:p/>
        </draw:connector>
        <draw:custom-shape draw:style-name="gr57" draw:text-style-name="P4" xml:id="id95" draw:id="id95" draw:layer="layout" svg:width="0.523cm" svg:height="0.316cm" svg:x="13.745cm" svg:y="2.01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751cm" svg:y1="3.001cm" svg:x2="13.745cm" svg:y2="2.173cm" draw:start-shape="id94" draw:start-glue-point="4" draw:end-shape="id95" draw:end-glue-point="3" svg:d="M12751 3001v-828h994" svg:viewBox="0 0 995 82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Goettsche</meta:initial-creator>
    <meta:creation-date>2020-10-12T16:48:18.393000000</meta:creation-date>
    <meta:generator>LibreOffice/6.4.7.2$Linux_X86_64 LibreOffice_project/40$Build-2</meta:generator>
    <dc:date>2021-05-05T23:41:46.454928695</dc:date>
    <meta:editing-duration>PT9H25M3S</meta:editing-duration>
    <meta:editing-cycles>44</meta:editing-cycles>
    <meta:document-statistic meta:object-count="363"/>
  </office:meta>
</office:document-meta>
</file>